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17cm" fo:min-width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17cm" fo:min-width="0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dddddd" draw:fill="none" draw:textarea-horizontal-align="justify" draw:textarea-vertical-align="middle" draw:auto-grow-height="false" fo:min-height="0.817cm" fo:min-width="0.262cm"/>
    </style:style>
    <style:style style:name="gr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1.067cm" svg:x="2.78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3.88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4.98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6.08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7.18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8.289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2.789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3.889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4.989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6.089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7.189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8.289cm" svg:y="3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2.789cm" svg:y="5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3.889cm" svg:y="5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4.989cm" svg:y="5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6.089cm" svg:y="5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7.189cm" svg:y="5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8.289cm" svg:y="5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2.789cm" svg:y="6.6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67cm" svg:x="3.8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67cm" svg:x="4.9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67cm" svg:x="6.0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67cm" svg:x="7.1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.067cm" svg:x="8.2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.067cm" svg:x="1.689cm" svg:y="6.64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3cm" svg:y1="6.434cm" svg:x2="9.555cm" svg:y2="6.434cm">
          <text:p/>
        </draw:line>
        <draw:custom-shape draw:style-name="gr4" draw:text-style-name="P1" draw:layer="layout" svg:width="0.762cm" svg:height="1.067cm" svg:x="12.089cm" svg:y="2.14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3.189cm" svg:y="2.14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4.389cm" svg:y="2.14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5.489cm" svg:y="2.14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6.589cm" svg:y="2.14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7.689cm" svg:y="2.1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2.089cm" svg:y="3.64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3.189cm" svg:y="3.64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4.389cm" svg:y="3.64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5.489cm" svg:y="3.64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6.589cm" svg:y="3.64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7.689cm" svg:y="3.6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2.089cm" svg:y="5.14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3.189cm" svg:y="5.14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4.389cm" svg:y="5.14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5.489cm" svg:y="5.143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6.589cm" svg:y="5.14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7.689cm" svg:y="5.14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2.089cm" svg:y="6.643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3.1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4.3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5.4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6.5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7.689cm" svg:y="6.64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067cm" svg:x="10.989cm" svg:y="6.643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701cm" svg:y1="6.434cm" svg:x2="18.956cm" svg:y2="6.434cm">
          <text:p/>
        </draw:line>
        <draw:line draw:style-name="gr5" draw:text-style-name="P1" draw:layer="layout" svg:x1="8.62cm" svg:y1="2.651cm" svg:x2="8.62cm" svg:y2="4.175cm">
          <text:p/>
        </draw:line>
        <draw:line draw:style-name="gr5" draw:text-style-name="P1" draw:layer="layout" svg:x1="8.62cm" svg:y1="4.251cm" svg:x2="8.62cm" svg:y2="5.775cm">
          <text:p/>
        </draw:line>
        <draw:line draw:style-name="gr5" draw:text-style-name="P1" draw:layer="layout" svg:x1="7.52cm" svg:y1="2.651cm" svg:x2="7.52cm" svg:y2="4.175cm">
          <text:p/>
        </draw:line>
        <draw:line draw:style-name="gr5" draw:text-style-name="P1" draw:layer="layout" svg:x1="7.52cm" svg:y1="4.251cm" svg:x2="7.52cm" svg:y2="5.775cm">
          <text:p/>
        </draw:line>
        <draw:line draw:style-name="gr5" draw:text-style-name="P1" draw:layer="layout" svg:x1="6.42cm" svg:y1="2.651cm" svg:x2="6.42cm" svg:y2="4.175cm">
          <text:p/>
        </draw:line>
        <draw:line draw:style-name="gr5" draw:text-style-name="P1" draw:layer="layout" svg:x1="6.42cm" svg:y1="4.251cm" svg:x2="6.42cm" svg:y2="5.775cm">
          <text:p/>
        </draw:line>
        <draw:line draw:style-name="gr5" draw:text-style-name="P1" draw:layer="layout" svg:x1="5.32cm" svg:y1="2.651cm" svg:x2="5.32cm" svg:y2="4.175cm">
          <text:p/>
        </draw:line>
        <draw:line draw:style-name="gr5" draw:text-style-name="P1" draw:layer="layout" svg:x1="5.32cm" svg:y1="4.251cm" svg:x2="5.32cm" svg:y2="5.775cm">
          <text:p/>
        </draw:line>
        <draw:line draw:style-name="gr5" draw:text-style-name="P1" draw:layer="layout" svg:x1="4.22cm" svg:y1="2.651cm" svg:x2="4.22cm" svg:y2="4.175cm">
          <text:p/>
        </draw:line>
        <draw:line draw:style-name="gr5" draw:text-style-name="P1" draw:layer="layout" svg:x1="4.22cm" svg:y1="4.251cm" svg:x2="4.22cm" svg:y2="5.775cm">
          <text:p/>
        </draw:line>
        <draw:line draw:style-name="gr5" draw:text-style-name="P1" draw:layer="layout" svg:x1="3.12cm" svg:y1="2.651cm" svg:x2="3.12cm" svg:y2="4.175cm">
          <text:p/>
        </draw:line>
        <draw:line draw:style-name="gr5" draw:text-style-name="P1" draw:layer="layout" svg:x1="3.12cm" svg:y1="4.151cm" svg:x2="3.12cm" svg:y2="5.675cm">
          <text:p/>
        </draw:line>
        <draw:line draw:style-name="gr5" draw:text-style-name="P1" draw:layer="layout" svg:x1="8.493cm" svg:y1="5.699cm" svg:x2="7.604cm" svg:y2="2.651cm">
          <text:p/>
        </draw:line>
        <draw:line draw:style-name="gr5" draw:text-style-name="P1" draw:layer="layout" svg:x1="7.385cm" svg:y1="5.699cm" svg:x2="6.496cm" svg:y2="2.651cm">
          <text:p/>
        </draw:line>
        <draw:line draw:style-name="gr5" draw:text-style-name="P1" draw:layer="layout" svg:x1="6.285cm" svg:y1="5.699cm" svg:x2="5.396cm" svg:y2="2.651cm">
          <text:p/>
        </draw:line>
        <draw:line draw:style-name="gr5" draw:text-style-name="P1" draw:layer="layout" svg:x1="5.185cm" svg:y1="5.699cm" svg:x2="4.296cm" svg:y2="2.651cm">
          <text:p/>
        </draw:line>
        <draw:line draw:style-name="gr5" draw:text-style-name="P1" draw:layer="layout" svg:x1="4.085cm" svg:y1="5.699cm" svg:x2="3.196cm" svg:y2="2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3:57:46.173305153</meta:creation-date>
    <dc:date>2019-04-20T15:31:37.076162918</dc:date>
    <meta:editing-duration>PT3M20S</meta:editing-duration>
    <meta:editing-cycles>1</meta:editing-cycles>
    <meta:generator>LibreOffice/6.0.7.3$Linux_X86_64 LibreOffice_project/00m0$Build-3</meta:generator>
    <meta:document-statistic meta:object-count="69"/>
  </office:meta>
</office:document-meta>
</file>